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start" style:justify-single-word="false"/>
      <style:text-properties officeooo:rsid="000507e6" officeooo:paragraph-rsid="0024a560"/>
    </style:style>
    <style:style style:name="P4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5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8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10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2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3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6" style:family="paragraph" style:parent-style-name="Text_20_body">
      <style:text-properties officeooo:rsid="00090ecc" officeooo:paragraph-rsid="00090ecc"/>
    </style:style>
    <style:style style:name="P17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8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19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20" style:family="paragraph" style:parent-style-name="Table_20_Contents">
      <style:text-properties officeooo:rsid="001f616b" officeooo:paragraph-rsid="001f616b"/>
    </style:style>
    <style:style style:name="P21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2" style:family="paragraph" style:parent-style-name="Table_20_Contents">
      <style:paragraph-properties fo:text-align="center" style:justify-single-word="false"/>
      <style:text-properties officeooo:rsid="0026dba1" officeooo:paragraph-rsid="0026dba1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6dba1" officeooo:paragraph-rsid="0026dba1"/>
    </style:style>
    <style:style style:name="P24" style:family="paragraph" style:parent-style-name="Table_20_Contents">
      <style:text-properties officeooo:rsid="0026dba1" officeooo:paragraph-rsid="0026dba1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cad7b" officeooo:paragraph-rsid="001cad7b"/>
    </style:style>
    <style:style style:name="P26" style:family="paragraph" style:parent-style-name="Table_20_Contents">
      <style:text-properties officeooo:rsid="00274bbc" officeooo:paragraph-rsid="0026dba1"/>
    </style:style>
    <style:style style:name="P27" style:family="paragraph" style:parent-style-name="Table_20_Contents">
      <style:text-properties fo:language="en" fo:country="US" officeooo:rsid="00274bbc" officeooo:paragraph-rsid="0026dba1"/>
    </style:style>
    <style:style style:name="P28" style:family="paragraph" style:parent-style-name="Table_20_Contents">
      <style:text-properties officeooo:rsid="0028b446" officeooo:paragraph-rsid="0028b446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1d78a9"/>
    </style:style>
    <style:style style:name="T4" style:family="text">
      <style:text-properties officeooo:rsid="0020cdfc"/>
    </style:style>
    <style:style style:name="T5" style:family="text">
      <style:text-properties officeooo:rsid="000507e6"/>
    </style:style>
    <style:style style:name="T6" style:family="text">
      <style:text-properties officeooo:rsid="0024a560"/>
    </style:style>
    <style:style style:name="T7" style:family="text">
      <style:text-properties officeooo:rsid="0026dba1"/>
    </style:style>
    <style:style style:name="T8" style:family="text">
      <style:text-properties fo:language="en" fo:country="US"/>
    </style:style>
    <style:style style:name="T9" style:family="text">
      <style:text-properties officeooo:rsid="0029d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4">DERBYSHIRE SENIOR CUP </text:p>
            <text:p text:style-name="P15">FIRST ROUND </text:p>
            <text:p text:style-name="P7"/>
            <text:p text:style-name="P25"><text:span text:style-name="T7">Saturday</text:span><text:span text:style-name="T6"> December </text:span><text:span text:style-name="T7">7</text:span><text:span text:style-name="T3">th</text:span> <text:span text:style-name="T7">1968</text:span></text:p>
            <text:p text:style-name="P25"/>
            <text:p text:style-name="P23">Surrey Street Glossop</text:p>
            <text:p text:style-name="P6">Kick Off <text:s/><text:span text:style-name="T9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GLOSSOP</text:p>
          </table:table-cell>
          <table:table-cell table:style-name="Table1.A1" office:value-type="string">
            <text:p text:style-name="P22">2-1</text:p>
          </table:table-cell>
          <table:table-cell table:style-name="Table1.A1" office:value-type="string">
            <text:p text:style-name="P22">DERBY VENTURES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olours :</text:p>
            <text:p text:style-name="P20"/>
            <text:p text:style-name="P3"/>
          </table:table-cell>
          <table:table-cell table:style-name="Table4.A1" office:value-type="string">
            <text:p text:style-name="P20">Colour<text:span text:style-name="T4">s :</text:span></text:p>
            <text:p text:style-name="P20"/>
            <text:p text:style-name="P26">Wally Toryusen <text:s text:c="3"/>GK</text:p>
            <text:p text:style-name="P26">George Kirkman</text:p>
            <text:p text:style-name="P27">John Horsley</text:p>
            <text:p text:style-name="P26"><text:span text:style-name="T7">David </text:span>Buckley</text:p>
            <text:p text:style-name="P26">David Owen</text:p>
            <text:p text:style-name="P26">Brian Noon</text:p>
            <text:p text:style-name="P26">Adrian Forster</text:p>
            <text:p text:style-name="P26">Geoff Brown</text:p>
            <text:p text:style-name="P26">Bob Young</text:p>
            <text:p text:style-name="P24">Hann</text:p>
            <text:p text:style-name="P26"><text:span text:style-name="T8">Jim </text:span>Everson</text:p>
            <text:p text:style-name="P26"/>
            <text:p text:style-name="P24">SUBSTITUTES</text:p>
            <text:p text:style-name="P20"/>
            <text:p text:style-name="P3"/>
          </table:table-cell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M<text:span text:style-name="T1">anager</text:span></text:p>
            <text:p text:style-name="P19"/>
            <text:p text:style-name="P8"/>
            <text:p text:style-name="P8">Referee</text:p>
            <text:p text:style-name="P12">M<text:span text:style-name="T2">r </text:span><text:span text:style-name="T5"><text:s/></text:span><text:span text:style-name="T9">M Redman</text:span></text:p>
            <text:p text:style-name="P11"/>
            <text:p text:style-name="P18">Linesmen</text:p>
            <text:p text:style-name="P11"/>
            <text:p text:style-name="P13">Half Time <text:s text:c="3"/></text:p>
            <text:p text:style-name="P13"/>
            <text:p text:style-name="P8">Attendance <text:s/></text:p>
          </table:table-cell>
          <table:table-cell table:style-name="Table6.A1" office:value-type="string">
            <text:p text:style-name="P21">M<text:span text:style-name="T1">anager</text:span></text:p>
            <text:p text:style-name="P19"/>
            <text:p text:style-name="P10"/>
            <text:p text:style-name="P9"/>
            <text:p text:style-name="P1"/>
            <text:p text:style-name="P1"/>
            <text:p text:style-name="P2"/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Harrison</text:p>
            <text:p text:style-name="P28">Jim Everson</text:p>
            <text:p text:style-name="P28">Dodgson</text:p>
          </table:table-cell>
          <table:table-cell table:style-name="Table3.A1" office:value-type="string">
            <text:p text:style-name="P24"/>
            <text:p text:style-name="P24"/>
            <text:p text:style-name="P24">89 min <text:s text:c="6"/>2-1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12T23:37:59.656000000</dc:date>
    <meta:editing-duration>PT10H33M17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33" meta:word-count="63" meta:character-count="384" meta:non-whitespace-character-count="335"/>
  </office:meta>
</office:document-meta>
</file>